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38.9732in" svg:height="10.8445in" svg:x="3.5953in" svg:y="0.0394in">
            <draw:object draw:notify-on-update-of-ranges="Arkusz1.A1:Arkusz1.A87 Arkusz1.B1:Arkusz1.B87 Arkusz1.D1:Arkusz1.D8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3500" calcext:value-type="float">
            <text:p>435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/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/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/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/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/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/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/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/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/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/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/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/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/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/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/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/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/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/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/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/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/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/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/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/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/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/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/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/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14:14:12.13584019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10-07T14:14:23.977959818</dc:date>
    <meta:editing-duration>PT7H11M58S</meta:editing-duration>
    <meta:editing-cycles>96</meta:editing-cycles>
    <meta:generator>LibreOffice/4.2.6.3$Linux_X86_64 LibreOffice_project/420m0$Build-3</meta:generator>
    <meta:document-statistic meta:table-count="1" meta:cell-count="6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8.993cm" svg:height="27.546cm" xlink:href=".." xlink:type="simple" chart:class="chart:line" chart:style-name="ch1">
        <chart:title svg:x="48.216cm" svg:y="0.685cm" chart:style-name="ch2">
          <text:p>Statystyka</text:p>
        </chart:title>
        <chart:subtitle svg:x="47.587cm" svg:y="2.088cm" chart:style-name="ch3">
          <text:p>Ilość linii kodu .cpp/.h</text:p>
        </chart:subtitle>
        <chart:plot-area chart:style-name="ch4" table:cell-range-address="Arkusz1.A1:Arkusz1.B87 Arkusz1.D1:Arkusz1.D87" chart:data-source-has-labels="column" svg:x="2.429cm" svg:y="3.871cm" svg:width="92.606cm" svg:height="22cm">
          <chartooo:coordinate-region svg:x="3.738cm" svg:y="4.098cm" svg:width="91.297cm" svg:height="21.126cm"/>
          <chart:axis chart:dimension="x" chart:name="primary-x" chart:style-name="ch5" chartooo:axis-type="auto">
            <chartooo:date-scale/>
            <chart:title svg:x="48.206cm" svg:y="26.421cm" chart:style-name="ch6">
              <text:p>Data</text:p>
            </chart:title>
            <chart:categories table:cell-range-address="Arkusz1.A1:Arkusz1.A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87" chart:class="chart:line">
            <chart:data-point chart:repeated="87"/>
          </chart:series>
          <chart:series chart:style-name="ch10" chart:values-cell-range-address="Arkusz1.D1:Arkusz1.D87" chart:class="chart:line">
            <chart:data-point chart:repeated="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87</svg:desc>
                </draw:g>
              </table:table-cell>
              <table:table-cell office:value-type="float" office:value="15135">
                <text:p>15135</text:p>
                <draw:g>
                  <svg:desc>Arkusz1.B1:Arkusz1.B87</svg:desc>
                </draw:g>
              </table:table-cell>
              <table:table-cell office:value-type="float" office:value="15135">
                <text:p>15135</text:p>
                <draw:g>
                  <svg:desc>Arkusz1.D1:Arkusz1.D87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3500">
                <text:p>435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814.1818181819">
                <text:p>42814.1818181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